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1">
      <style:paragraph-properties fo:margin-top="0cm" fo:margin-bottom="0cm"/>
    </style:style>
    <style:style style:name="P8" style:family="paragraph" style:parent-style-name="Text_20_body" style:list-style-name="L2">
      <style:paragraph-properties fo:margin-top="0cm" fo:margin-bottom="0cm"/>
    </style:style>
    <style:style style:name="P9" style:family="paragraph" style:parent-style-name="Text_20_body" style:list-style-name="L3">
      <style:paragraph-properties fo:margin-top="0cm" fo:margin-bottom="0cm"/>
    </style:style>
    <style:style style:name="P10" style:family="paragraph" style:parent-style-name="Text_20_body" style:list-style-name="L4">
      <style:paragraph-properties fo:margin-top="0cm" fo:margin-bottom="0cm"/>
    </style:style>
    <style:style style:name="P11" style:family="paragraph" style:parent-style-name="Text_20_body" style:list-style-name="L5">
      <style:paragraph-properties fo:margin-top="0cm" fo:margin-bottom="0cm"/>
    </style:style>
    <style:style style:name="P12" style:family="paragraph" style:parent-style-name="Text_20_body" style:list-style-name="L6">
      <style:paragraph-properties fo:margin-top="0cm" fo:margin-bottom="0cm"/>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escription</text:h>
      <text:p text:style-name="Text_20_body"><text:span text:style-name="Strong_20_Emphasis">Locality sensitive hashing</text:span> or <text:span text:style-name="Strong_20_Emphasis">LSH</text:span> is a technique that hashes similar items into the same buckets with a degree of high probability [1]. The number of buckets defined for the operation is very much less than the number of items to which hashing is applied. LSH is useful for applications like clustering or nearest neighbor classification where similar items are desired to be grouped together. Another interesting application of this technique is to reduce the dimensionality of the data. LSH is frequently applied to data-independent hashing-based searching methods.</text:p>
      <text:h text:style-name="Heading_20_1" text:outline-level="1"><text:bookmark text:name="user-content-applications"/>Applications</text:h>
      <text:list xml:id="list5150210079240213353" text:style-name="L4">
        <text:list-item>
          <text:p text:style-name="P10">Hierarchical clustering </text:p>
        </text:list-item>
        <text:list-item>
          <text:p text:style-name="P10">Nearest Neighbour Search </text:p>
        </text:list-item>
        <text:list-item>
          <text:p text:style-name="P10">Gene expression similarity matching </text:p>
        </text:list-item>
        <text:list-item>
          <text:p text:style-name="P4">Near-duplicate detection </text:p>
        </text:list-item>
      </text:list>
      <text:h text:style-name="Heading_20_1" text:outline-level="1"><text:bookmark text:name="user-content-working-2"/>Working [2]</text:h>
      <text:p text:style-name="Text_20_body">Let n data points be projected in a vector space S. For simplicity, the vector space is assumed to be three-dimensional. The same concept can be extended to a feature space spanning k dimensions. The objective is to identify similar hash-codes for nearby points.</text:p>
      <text:list xml:id="list1292517964851986327" text:style-name="L5">
        <text:list-item>
          <text:p text:style-name="P11">Generate random hyperplanes, h1, h2, and h3 passing through the origin. These hyperplanes cut the space into two parts which can be referred to as positive and negative spaces respectively. The positive space can be assigned a bit code of 1 and the negative space can be assigned a bit code of 0. The created disjoint regions are spatially proximate. These bits serve as a hash code for each region. </text:p>
        </text:list-item>
        <text:list-item>
          <text:p text:style-name="P11">Compare points with the same hashcode and eliminate false positives by individually looking at the grouped points. </text:p>
        </text:list-item>
        <text:list-item>
          <text:p text:style-name="P5">Repeat this procedure for different sets of hyperplanes. Eliminate duplicates when comparing the buckets across the hash tables. </text:p>
        </text:list-item>
      </text:list>
      <text:h text:style-name="Heading_20_2" text:outline-level="2"><text:bookmark text:name="user-content-caveat"/>Caveat</text:h>
      <text:p text:style-name="Text_20_body">This procedure can result in missing near-duplicates if it is not repeated for multiple arbitrary hyperplanes since similar hash codes do not imply the same buckets. Repetition, for different hash-tables, in a random fashion helps take this into account.</text:p>
      <text:h text:style-name="Heading_20_1" text:outline-level="1"><text:bookmark text:name="user-content-example"/>Example</text:h>
      <text:p text:style-name="Text_20_body">Below is an image that depicts how the procedure, stated above, partitions the feature space into buckets denoted by bit codes. The data points lying in each of these sub-feature spaces are grouped together represented by the bit code of the sub-feature space.</text:p>
      <text:p text:style-name="Text_20_body"><draw:frame draw:style-name="fr1" draw:name="graphics1" text:anchor-type="as-char" svg:width="1.997cm" svg:height="0.998cm" draw:z-index="0"><draw:image xlink:href="https://github.com/uditp26/DSc-submissions/raw/assignment5/Assignment%205/IMG_20191111_193459.jpg" xlink:type="simple" xlink:show="embed" xlink:actuate="onLoad"/></draw:frame></text:p>
      <text:p text:style-name="Text_20_body">To identify the points which are identical, the procedure is repeated with a different set of hyperplanes resulting in a set of hash tables. Then, the corresponding bins of the hash tables are compared and repeating elements are removed. On completion, the algorithm gives an average <text:soft-page-break/>estimate of which points are likely to be grouped together.</text:p>
      <text:h text:style-name="Heading_20_1" text:outline-level="1"><text:bookmark text:name="user-content-references"/>References</text:h>
      <text:list xml:id="list6652419697866444983" text:style-name="L6">
        <text:list-item>
          <text:p text:style-name="P12"><text:a xlink:type="simple" xlink:href="https://en.wikipedia.org/wiki/Locality-sensitive_hashing" text:style-name="Internet_20_link" text:visited-style-name="Visited_20_Internet_20_Link">https://en.wikipedia.org/wiki/Locality-sensitive_hashing</text:a> </text:p>
        </text:list-item>
        <text:list-item>
          <text:p text:style-name="P6"><text:a xlink:type="simple" xlink:href="https://www.youtube.com/watch?v=Arni-zkqMBA" text:style-name="Internet_20_link" text:visited-style-name="Visited_20_Internet_20_Link">https://www.youtube.com/watch?v=Arni-zkqMBA</text:a> </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Udit Pant</meta:initial-creator>
    <meta:creation-date>2019-11-11T00:45:03.16</meta:creation-date>
    <dc:date>2019-11-11T20:07:29.61</dc:date>
    <dc:creator>Udit Pant</dc:creator>
    <meta:editing-duration>PT1M7S</meta:editing-duration>
    <meta:editing-cycles>2</meta:editing-cycles>
    <meta:generator>OpenOffice/4.1.7$Win32 OpenOffice.org_project/417m1$Build-9800</meta:generator>
    <meta:document-statistic meta:table-count="0" meta:image-count="1" meta:object-count="0" meta:page-count="2" meta:paragraph-count="21" meta:word-count="404" meta:character-count="2613"/>
  </office:meta>
</office:document-meta>
</file>